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color="#000000" draw:marker-start="Arrow" draw:marker-start-width="0.305cm" draw:marker-end="" draw:fill="solid" draw:textarea-vertical-align="middle"/>
    </style:style>
    <style:style style:name="gr3" style:family="graphic" style:parent-style-name="objectwithoutfill">
      <style:graphic-properties svg:stroke-color="#000000" draw:marker-start="Arrow" draw:marker-start-width="0.305cm" draw:marker-end="Arrow" draw:marker-end-width="0.305cm" draw:fill="solid" draw:textarea-vertical-align="middle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62cm"/>
      <style:paragraph-properties style:writing-mode="lr-tb"/>
    </style:style>
    <style:style style:name="gr9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7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85cm"/>
      <style:paragraph-properties style:writing-mode="lr-tb"/>
    </style:style>
    <style:style style:name="gr12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4" style:family="graphic" style:parent-style-name="objectwithoutfill">
      <style:graphic-properties draw:stroke="dash" draw:stroke-dash="Double_20_Dash" svg:stroke-width="0.102cm" svg:stroke-color="#00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ff0000" draw:marker-start="Arrow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fo:min-height="1.3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118cm"/>
      <style:paragraph-properties style:writing-mode="lr-tb"/>
    </style:style>
    <style:style style:name="gr18" style:family="graphic" style:parent-style-name="objectwithoutfill">
      <style:graphic-properties svg:stroke-width="0cm" svg:stroke-color="#000000" draw:marker-start-width="0.203cm" draw:marker-end="Arrow" draw:marker-end-width="0.305cm" draw:fill="solid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4" style:family="graphic" style:parent-style-name="objectwithoutfill">
      <style:graphic-properties draw:stroke="dash" draw:stroke-dash="Double_20_Dot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end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text-position="-33% 58%"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83cm" svg:y1="14.102cm" svg:x2="17.002cm" svg:y2="14.208cm">
          <text:p/>
        </draw:line>
        <draw:line draw:style-name="gr1" draw:text-style-name="P1" draw:layer="layout" svg:x1="4.683cm" svg:y1="20.304cm" svg:x2="4.683cm" svg:y2="6.969cm">
          <text:p/>
        </draw:line>
        <draw:line draw:style-name="gr2" draw:text-style-name="P1" draw:layer="layout" svg:x1="4.717cm" svg:y1="19.046cm" svg:x2="3.794cm" svg:y2="20.177cm">
          <text:p/>
        </draw:line>
        <draw:line draw:style-name="gr3" draw:text-style-name="P1" draw:layer="layout" svg:x1="3.677cm" svg:y1="12.963cm" svg:x2="5.988cm" svg:y2="15.446cm">
          <text:p/>
        </draw:line>
        <draw:line draw:style-name="gr1" draw:text-style-name="P2" draw:layer="layout" svg:x1="2.638cm" svg:y1="11.847cm" svg:x2="4.718cm" svg:y2="9.364cm">
          <text:p/>
        </draw:line>
        <draw:line draw:style-name="gr1" draw:text-style-name="P1" draw:layer="layout" svg:x1="6.461cm" svg:y1="7.35cm" svg:x2="4.717cm" svg:y2="9.39cm">
          <text:p/>
        </draw:line>
        <draw:line draw:style-name="gr4" draw:text-style-name="P1" draw:layer="layout" svg:x1="2.638cm" svg:y1="11.846cm" svg:x2="3.793cm" svg:y2="13.087cm">
          <text:p/>
        </draw:line>
        <draw:line draw:style-name="gr4" draw:text-style-name="P1" draw:layer="layout" svg:x1="7.028cm" svg:y1="16.439cm" svg:x2="5.873cm" svg:y2="15.322cm">
          <text:p/>
        </draw:line>
        <draw:frame draw:style-name="gr5" draw:text-style-name="P3" draw:layer="layout" svg:width="1.502cm" svg:height="1.241cm" svg:x="3.491cm" svg:y="17.932cm">
          <draw:text-box>
            <text:p>Q<text:span text:style-name="T1">3</text:span></text:p>
          </draw:text-box>
        </draw:frame>
        <draw:frame draw:style-name="gr6" draw:text-style-name="P3" draw:layer="layout" svg:width="1.502cm" svg:height="1.114cm" svg:x="3.562cm" svg:y="8.495cm">
          <draw:text-box>
            <text:p>Q<text:span text:style-name="T1">1</text:span></text:p>
          </draw:text-box>
        </draw:frame>
        <draw:frame draw:style-name="gr5" draw:text-style-name="P3" draw:layer="layout" svg:width="1.502cm" svg:height="1.241cm" svg:x="3.435cm" svg:y="14.335cm">
          <draw:text-box>
            <text:p>Q<text:span text:style-name="T1">2</text:span></text:p>
          </draw:text-box>
        </draw:frame>
        <draw:frame draw:style-name="gr7" draw:text-style-name="P3" draw:layer="layout" svg:width="2.346cm" svg:height="1.472cm" svg:x="1.829cm" svg:y="14.133cm">
          <draw:text-box>
            <text:p><text:span text:style-name="T2">-βE</text:span><text:span text:style-name="T3">sat</text:span></text:p>
          </draw:text-box>
        </draw:frame>
        <draw:frame draw:style-name="gr8" draw:text-style-name="P3" draw:layer="layout" svg:width="1.964cm" svg:height="1.312cm" svg:x="5.988cm" svg:y="14.258cm">
          <draw:text-box>
            <text:p><text:span text:style-name="T2">βE</text:span><text:span text:style-name="T3">sat</text:span></text:p>
          </draw:text-box>
        </draw:frame>
        <draw:line draw:style-name="gr9" draw:text-style-name="P1" draw:layer="layout" svg:x1="2.638cm" svg:y1="11.846cm" svg:x2="2.663cm" svg:y2="14.204cm">
          <text:p/>
        </draw:line>
        <draw:line draw:style-name="gr9" draw:text-style-name="P1" draw:layer="layout" svg:x1="7.028cm" svg:y1="14.08cm" svg:x2="7.053cm" svg:y2="16.438cm">
          <text:p/>
        </draw:line>
        <draw:frame draw:style-name="gr10" draw:text-style-name="P3" draw:layer="layout" svg:width="3.235cm" svg:height="2.037cm" svg:x="4.75cm" svg:y="18.78cm">
          <draw:text-box>
            <text:p>-E<text:span text:style-name="T1">sat</text:span>/R<text:span text:style-name="T1">f</text:span></text:p>
          </draw:text-box>
        </draw:frame>
        <draw:frame draw:style-name="gr11" draw:text-style-name="P3" draw:layer="layout" svg:width="3.234cm" svg:height="1.635cm" svg:x="5.386cm" svg:y="8.128cm">
          <draw:text-box>
            <text:p>E<text:span text:style-name="T1">sat</text:span>/R<text:span text:style-name="T1">f</text:span></text:p>
          </draw:text-box>
        </draw:frame>
        <draw:line draw:style-name="gr9" draw:text-style-name="P1" draw:layer="layout" svg:x1="2.638cm" svg:y1="11.846cm" svg:x2="4.833cm" svg:y2="11.846cm">
          <text:p/>
        </draw:line>
        <draw:line draw:style-name="gr9" draw:text-style-name="P1" draw:layer="layout" svg:x1="4.742cm" svg:y1="16.386cm" svg:x2="6.937cm" svg:y2="16.386cm">
          <text:p/>
        </draw:line>
        <draw:line draw:style-name="gr12" draw:text-style-name="P2" draw:layer="layout" svg:x1="3.794cm" svg:y1="10.525cm" svg:x2="4.719cm" svg:y2="9.364cm">
          <text:p/>
        </draw:line>
        <draw:line draw:style-name="gr13" draw:text-style-name="P1" draw:layer="layout" svg:x1="14.97cm" svg:y1="7.858cm" svg:x2="11.795cm" svg:y2="11.541cm">
          <text:p/>
        </draw:line>
        <draw:line draw:style-name="gr13" draw:text-style-name="P1" draw:layer="layout" svg:x1="16.621cm" svg:y1="16.494cm" svg:x2="13.446cm" svg:y2="20.304cm">
          <text:p/>
        </draw:line>
        <draw:line draw:style-name="gr13" draw:text-style-name="P1" draw:layer="layout" svg:x1="11.668cm" svg:y1="11.668cm" svg:x2="16.621cm" svg:y2="16.494cm">
          <text:p/>
        </draw:line>
        <draw:line draw:style-name="gr14" draw:text-style-name="P1" draw:layer="layout" svg:x1="2.651cm" svg:y1="11.795cm" svg:x2="11.668cm" svg:y2="11.795cm">
          <text:p/>
        </draw:line>
        <draw:line draw:style-name="gr15" draw:text-style-name="P1" draw:layer="layout" svg:x1="3.794cm" svg:y1="10.525cm" svg:x2="12.811cm" svg:y2="10.525cm">
          <text:p/>
        </draw:line>
        <draw:line draw:style-name="gr14" draw:text-style-name="P1" draw:layer="layout" svg:x1="4.683cm" svg:y1="9.382cm" svg:x2="13.7cm" svg:y2="9.382cm">
          <text:p/>
        </draw:line>
        <draw:frame draw:style-name="gr16" draw:text-style-name="P3" draw:layer="layout" svg:width="2.794cm" svg:height="1.622cm" svg:x="14.335cm" svg:y="8.874cm">
          <draw:text-box>
            <text:p>P<text:span text:style-name="T1">0</text:span></text:p>
          </draw:text-box>
        </draw:frame>
        <draw:frame draw:style-name="gr16" draw:text-style-name="P3" draw:layer="layout" svg:width="1.651cm" svg:height="1.622cm" svg:x="14.335cm" svg:y="8.874cm">
          <draw:text-box>
            <text:p>P<text:span text:style-name="T1">0</text:span></text:p>
          </draw:text-box>
        </draw:frame>
        <draw:frame draw:style-name="gr17" draw:text-style-name="P3" draw:layer="layout" svg:width="1.651cm" svg:height="1.368cm" svg:x="12.811cm" svg:y="10.173cm">
          <draw:text-box>
            <text:p>P<text:span text:style-name="T1">1</text:span></text:p>
          </draw:text-box>
        </draw:frame>
        <draw:line draw:style-name="gr18" draw:text-style-name="P1" draw:layer="layout" svg:x1="7.096cm" svg:y1="16.367cm" svg:x2="4.683cm" svg:y2="19.161cm">
          <text:p/>
        </draw:line>
        <draw:line draw:style-name="gr19" draw:text-style-name="P1" draw:layer="layout" svg:x1="13.7cm" svg:y1="9.336cm" svg:x2="12.684cm" svg:y2="10.652cm">
          <text:p/>
        </draw:line>
        <draw:frame draw:style-name="gr20" draw:text-style-name="P3" draw:layer="layout" svg:width="1.524cm" svg:height="1.016cm" svg:x="8.366cm" svg:y="8.239cm">
          <draw:text-box>
            <text:p>E</text:p>
          </draw:text-box>
        </draw:frame>
        <draw:frame draw:style-name="gr20" draw:text-style-name="P3" draw:layer="layout" svg:width="1.524cm" svg:height="1.016cm" svg:x="7.477cm" svg:y="10.525cm">
          <draw:text-box>
            <text:p>E</text:p>
          </draw:text-box>
        </draw:frame>
        <draw:frame draw:style-name="gr16" draw:text-style-name="P3" draw:layer="layout" svg:width="1.651cm" svg:height="1.622cm" svg:x="2.651cm" svg:y="9.665cm">
          <draw:text-box>
            <text:p>P<text:span text:style-name="T1">5</text:span></text:p>
          </draw:text-box>
        </draw:frame>
        <draw:frame draw:style-name="gr21" draw:text-style-name="P3" draw:layer="layout" svg:width="1.016cm" svg:height="0.962cm" svg:x="15.097cm" svg:y="12.992cm">
          <draw:text-box>
            <text:p>v</text:p>
          </draw:text-box>
        </draw:frame>
        <draw:frame draw:style-name="gr22" draw:text-style-name="P3" draw:layer="layout" svg:width="1.524cm" svg:height="1.27cm" svg:x="3.667cm" svg:y="6.715cm">
          <draw:text-box>
            <text:p>i</text:p>
          </draw:text-box>
        </draw:frame>
        <draw:line draw:style-name="gr9" draw:text-style-name="P1" draw:layer="layout" svg:x1="11.643cm" svg:y1="11.922cm" svg:x2="11.668cm" svg:y2="14.28cm">
          <text:p/>
        </draw:line>
        <draw:frame draw:style-name="gr23" draw:text-style-name="P3" draw:layer="layout" svg:width="2.854cm" svg:height="1.825cm" svg:x="10.592cm" svg:y="14.335cm">
          <draw:text-box>
            <text:p><text:span text:style-name="T2">E-βE</text:span><text:span text:style-name="T3">sat</text:span></text:p>
          </draw:text-box>
        </draw:frame>
        <draw:line draw:style-name="gr24" draw:text-style-name="P1" draw:layer="layout" svg:x1="11.668cm" svg:y1="11.795cm" svg:x2="10.017cm" svg:y2="14.081cm">
          <text:p/>
        </draw:line>
        <draw:frame draw:style-name="gr25" draw:text-style-name="P3" draw:layer="layout" svg:width="2.854cm" svg:height="1.397cm" svg:x="8.56cm" svg:y="14.462cm">
          <draw:text-box>
            <text:p><text:span text:style-name="T2">E-E</text:span><text:span text:style-name="T3">sat</text:span></text:p>
          </draw:text-box>
        </draw:frame>
        <draw:frame draw:style-name="gr20" draw:text-style-name="P3" draw:layer="layout" svg:width="1.905cm" svg:height="1.016cm" svg:x="15.224cm" svg:y="7.223cm">
          <draw:text-box>
            <text:p><text:span text:style-name="T2">Г’</text:span></text:p>
          </draw:text-box>
        </draw:frame>
        <draw:frame draw:style-name="gr20" draw:text-style-name="P3" draw:layer="layout" svg:width="1.905cm" svg:height="1.016cm" svg:x="6.588cm" svg:y="7.096cm">
          <draw:text-box>
            <text:p><text:span text:style-name="T2">Г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3:37:34.306700445</meta:creation-date>
    <dc:date>2022-01-09T08:44:04.837736937</dc:date>
    <meta:editing-duration>PT1H2M47S</meta:editing-duration>
    <meta:editing-cycles>16</meta:editing-cycles>
    <meta:generator>LibreOffice/6.4.7.2$Linux_X86_64 LibreOffice_project/40$Build-2</meta:generator>
    <meta:document-statistic meta:object-count="42"/>
  </office:meta>
</office:document-meta>
</file>